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5" style:family="paragraph" style:parent-style-name="Heading_20_4">
      <style:paragraph-properties fo:margin-left="0cm" fo:margin-right="0cm" fo:orphans="2" fo:widows="2" fo:text-indent="0cm" style:auto-text-indent="false"/>
    </style:style>
    <style:style style:name="P6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1">
      <style:paragraph-properties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2">
      <style:paragraph-properties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2">
      <style:paragraph-properties fo:orphans="2" fo:widows="2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 style:list-style-name="L3">
      <style:paragraph-properties fo:margin-top="0cm" fo:margin-bottom="0cm" style:contextual-spacing="false" fo:orphans="2" fo:widows="2" fo:text-indent="0cm" style:auto-text-indent="false"/>
    </style:style>
    <style:style style:name="P17" style:family="paragraph" style:parent-style-name="Text_20_body" style:list-style-name="L3">
      <style:paragraph-properties fo:orphans="2" fo:widows="2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4">
      <style:paragraph-properties fo:margin-top="0cm" fo:margin-bottom="0cm" style:contextual-spacing="false" fo:orphans="2" fo:widows="2" fo:text-indent="0cm" style:auto-text-indent="false"/>
    </style:style>
    <style:style style:name="P20" style:family="paragraph" style:parent-style-name="Text_20_body" style:list-style-name="L4">
      <style:paragraph-properties fo:orphans="2" fo:widows="2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 style:list-style-name="L5">
      <style:paragraph-properties fo:margin-top="0cm" fo:margin-bottom="0cm" style:contextual-spacing="false" fo:orphans="2" fo:widows="2" fo:text-indent="0cm" style:auto-text-indent="false"/>
    </style:style>
    <style:style style:name="P23" style:family="paragraph" style:parent-style-name="Text_20_body" style:list-style-name="L5">
      <style:paragraph-properties fo:orphans="2" fo:widows="2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5" style:family="paragraph" style:parent-style-name="Text_20_body" style:list-style-name="L6">
      <style:paragraph-properties fo:margin-top="0cm" fo:margin-bottom="0cm" style:contextual-spacing="false" fo:orphans="2" fo:widows="2" fo:text-indent="0cm" style:auto-text-indent="false"/>
    </style:style>
    <style:style style:name="P26" style:family="paragraph" style:parent-style-name="Text_20_body" style:list-style-name="L6">
      <style:paragraph-properties fo:orphans="2" fo:widows="2" fo:text-indent="0cm" style:auto-text-indent="false"/>
    </style:style>
    <style:style style:name="P27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8" style:family="paragraph" style:parent-style-name="Text_20_body" style:list-style-name="L7">
      <style:paragraph-properties fo:orphans="2" fo:widows="2" fo:text-indent="0cm" style:auto-text-indent="false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0" style:family="paragraph" style:parent-style-name="Text_20_body" style:list-style-name="L8">
      <style:paragraph-properties fo:orphans="2" fo:widows="2" fo:text-indent="0cm" style:auto-text-indent="false"/>
    </style:style>
    <style:style style:name="P3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2" style:family="paragraph" style:parent-style-name="Text_20_body" style:list-style-name="L9">
      <style:paragraph-properties fo:orphans="2" fo:widows="2" fo:text-indent="0cm" style:auto-text-indent="false"/>
    </style:style>
    <style:style style:name="T1" style:family="text">
      <style:text-properties officeooo:rsid="000425cb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umentation-de-l-application-de-gestion-de-club-sportif"/>Documentation de l'Application de Gestion de Club Sportif</text:h>
      <text:h text:style-name="P2" text:outline-level="2"><text:bookmark text:name="structure-du-projet"/>Structure du Projet</text:h>
      <text:p text:style-name="P7">Le projet a été organisé en plusieurs composants clés, chacun ayant un rôle spécifique :</text:p>
      <text:list text:style-name="L1">
        <text:list-item>
          <text:p text:style-name="P8"><text:span text:style-name="Strong_20_Emphasis"><text:span text:style-name="Source_20_Text"><text:span text:style-name="T2">models</text:span></text:span></text:span><text:span text:style-name="T2"> : Contient les classes qui gèrent les interactions avec la base de données.</text:span></text:p>
        </text:list-item>
        <text:list-item>
          <text:p text:style-name="P9"><text:span text:style-name="Strong_20_Emphasis"><text:span text:style-name="Source_20_Text"><text:span text:style-name="T2">objets_bdd</text:span></text:span></text:span><text:span text:style-name="T2"> : Contient les classes qui représentent les entités de la base de données (Joueur, Contrat, PerformanceMatch, etc.).</text:span></text:p>
        </text:list-item>
        <text:list-item>
          <text:p text:style-name="P9"><text:span text:style-name="Strong_20_Emphasis"><text:span text:style-name="Source_20_Text"><text:span text:style-name="T2">views</text:span></text:span></text:span><text:span text:style-name="T2"> : Contient les interfaces graphiques pour chaque entité.</text:span></text:p>
        </text:list-item>
        <text:list-item>
          <text:p text:style-name="P9"><text:span text:style-name="Strong_20_Emphasis"><text:span text:style-name="Source_20_Text"><text:span text:style-name="T2">ui</text:span></text:span></text:span><text:span text:style-name="T2"> : Contient l'interface principale (</text:span><text:span text:style-name="Source_20_Text"><text:span text:style-name="T2">DashboardUi</text:span></text:span><text:span text:style-name="T2">) qui sert de point d'entrée à l'application.</text:span></text:p>
        </text:list-item>
        <text:list-item>
          <text:p text:style-name="P10"><text:span text:style-name="Strong_20_Emphasis"><text:span text:style-name="Source_20_Text"><text:span text:style-name="T2">Database.java</text:span></text:span></text:span><text:span text:style-name="T2"> : Gère la connexion à la base de données.</text:span></text:p>
        </text:list-item>
      </text:list>
      <text:p text:style-name="Horizontal_20_Line"/>
      <text:h text:style-name="P2" text:outline-level="2"><text:bookmark text:name="d-cisions-de-conception"/>Décisions de Conception</text:h>
      <text:h text:style-name="P3" text:outline-level="3"><text:bookmark text:name="1-utilisation-de-basemodel-comme-classe-abstraite-"/><text:span text:style-name="T3">1. </text:span><text:span text:style-name="Strong_20_Emphasis"><text:span text:style-name="T3">Utilisation de </text:span></text:span><text:span text:style-name="Strong_20_Emphasis"><text:span text:style-name="Source_20_Text"><text:span text:style-name="T3">BaseModel</text:span></text:span></text:span><text:span text:style-name="Strong_20_Emphasis"><text:span text:style-name="T3"> comme Classe Abstraite</text:span></text:span></text:h>
      <text:h text:style-name="P5" text:outline-level="4"><text:bookmark text:name="r-le-de-basemodel-"/><text:span text:style-name="T2">Rôle de </text:span><text:span text:style-name="Source_20_Text"><text:span text:style-name="T2">BaseModel</text:span></text:span></text:h>
      <text:p text:style-name="P11"><text:span text:style-name="Source_20_Text"><text:span text:style-name="T2">BaseModel</text:span></text:span><text:span text:style-name="T2"> est une classe abstraite qui fournit des méthodes génériques pour les opérations CRUD (Create, Read, Update, Delete). Elle est conçue pour être étendue par des classes spécifiques (comme </text:span><text:span text:style-name="Source_20_Text"><text:span text:style-name="T2">JoueurModel</text:span></text:span><text:span text:style-name="T2">, </text:span><text:span text:style-name="Source_20_Text"><text:span text:style-name="T2">ContratModel</text:span></text:span><text:span text:style-name="T2">, etc.) afin d'éviter la duplication de code.</text:span></text:p>
      <text:list text:style-name="L2">
        <text:list-item>
          <text:p text:style-name="P12"><text:span text:style-name="Strong_20_Emphasis"><text:span text:style-name="T2">Avantages</text:span></text:span><text:span text:style-name="T2"> :</text:span></text:p>
          <text:list>
            <text:list-item>
              <text:p text:style-name="P13"><text:span text:style-name="Strong_20_Emphasis"><text:span text:style-name="T2">Réutilisabilité</text:span></text:span><text:span text:style-name="T2"> : Les méthodes CRUD sont définies une seule fois dans </text:span><text:span text:style-name="Source_20_Text"><text:span text:style-name="T2">BaseModel</text:span></text:span><text:span text:style-name="T2"> et peuvent être utilisées par tous les modèles.</text:span></text:p>
            </text:list-item>
            <text:list-item>
              <text:p text:style-name="P13"><text:span text:style-name="Strong_20_Emphasis"><text:span text:style-name="T2">Maintenabilité</text:span></text:span><text:span text:style-name="T2"> : Les modifications apportées à </text:span><text:span text:style-name="Source_20_Text"><text:span text:style-name="T2">BaseModel</text:span></text:span><text:span text:style-name="T2"> sont automatiquement propagées à toutes les classes dérivées.</text:span></text:p>
            </text:list-item>
            <text:list-item>
              <text:p text:style-name="P14"><text:span text:style-name="Strong_20_Emphasis"><text:span text:style-name="T2">Simplicité</text:span></text:span><text:span text:style-name="T2"> : Les classes dérivées n'ont qu'à spécifier le nom de la table et le champ ID.</text:span></text:p>
            </text:list-item>
          </text:list>
        </text:list-item>
      </text:list>
      <text:h text:style-name="P5" text:outline-level="4"><text:bookmark text:name="fonctionnalit-s-de-basemodel-"/><text:span text:style-name="T2">Fonctionnalités de </text:span><text:span text:style-name="Source_20_Text"><text:span text:style-name="T2">BaseModel</text:span></text:span></text:h>
      <text:list text:style-name="L3">
        <text:list-item>
          <text:p text:style-name="P15"><text:span text:style-name="Strong_20_Emphasis"><text:span text:style-name="Source_20_Text"><text:span text:style-name="T2">create</text:span></text:span></text:span><text:span text:style-name="T2"> : Insère une nouvelle entrée dans la base de données.</text:span></text:p>
        </text:list-item>
        <text:list-item>
          <text:p text:style-name="P16"><text:span text:style-name="Strong_20_Emphasis"><text:span text:style-name="Source_20_Text"><text:span text:style-name="T2">find</text:span></text:span></text:span><text:span text:style-name="T2"> : Récupère une entrée par son ID.</text:span></text:p>
        </text:list-item>
        <text:list-item>
          <text:p text:style-name="P16"><text:span text:style-name="Strong_20_Emphasis"><text:span text:style-name="Source_20_Text"><text:span text:style-name="T2">all</text:span></text:span></text:span><text:span text:style-name="T2"> : Récupère toutes les entrées d'une table.</text:span></text:p>
        </text:list-item>
        <text:list-item>
          <text:p text:style-name="P16"><text:soft-page-break/><text:span text:style-name="Strong_20_Emphasis"><text:span text:style-name="Source_20_Text"><text:span text:style-name="T2">update</text:span></text:span></text:span><text:span text:style-name="T2"> : Met à jour une entrée existante.</text:span></text:p>
        </text:list-item>
        <text:list-item>
          <text:p text:style-name="P17"><text:span text:style-name="Strong_20_Emphasis"><text:span text:style-name="Source_20_Text"><text:span text:style-name="T2">delete</text:span></text:span></text:span><text:span text:style-name="T2"> : Supprime une entrée de la base de données.</text:span></text:p>
        </text:list-item>
      </text:list>
      <text:p text:style-name="Horizontal_20_Line"/>
      <text:h text:style-name="P3" text:outline-level="3"><text:bookmark text:name="2-mod-les-sp-cifiques-joueurmodel-contratmodel-etc-"/><text:span text:style-name="T3">2. </text:span><text:span text:style-name="Strong_20_Emphasis"><text:span text:style-name="T3">Modèles Spécifiques (</text:span></text:span><text:span text:style-name="Strong_20_Emphasis"><text:span text:style-name="Source_20_Text"><text:span text:style-name="T3">JoueurModel</text:span></text:span></text:span><text:span text:style-name="Strong_20_Emphasis"><text:span text:style-name="T3">, </text:span></text:span><text:span text:style-name="Strong_20_Emphasis"><text:span text:style-name="Source_20_Text"><text:span text:style-name="T3">ContratModel</text:span></text:span></text:span><text:span text:style-name="Strong_20_Emphasis"><text:span text:style-name="T3">, etc.)</text:span></text:span></text:h>
      <text:p text:style-name="P11"><text:span text:style-name="T2">Chaque modèle dérivé de </text:span><text:span text:style-name="Source_20_Text"><text:span text:style-name="T2">BaseModel</text:span></text:span><text:span text:style-name="T2"> est responsable de la gestion des données d'une table spécifique. Par exemple :</text:span></text:p>
      <text:list text:style-name="L4">
        <text:list-item>
          <text:p text:style-name="P18"><text:span text:style-name="Strong_20_Emphasis"><text:span text:style-name="Source_20_Text"><text:span text:style-name="T2">JoueurModel</text:span></text:span></text:span><text:span text:style-name="T2"> : Gère les opérations CRUD pour la table </text:span><text:span text:style-name="Source_20_Text"><text:span text:style-name="T2">joueurs</text:span></text:span><text:span text:style-name="T2">.</text:span></text:p>
        </text:list-item>
        <text:list-item>
          <text:p text:style-name="P19"><text:span text:style-name="Strong_20_Emphasis"><text:span text:style-name="Source_20_Text"><text:span text:style-name="T2">ContratModel</text:span></text:span></text:span><text:span text:style-name="T2"> : Gère les opérations CRUD pour la table </text:span><text:span text:style-name="Source_20_Text"><text:span text:style-name="T2">contrats</text:span></text:span><text:span text:style-name="T2">.</text:span></text:p>
        </text:list-item>
        <text:list-item>
          <text:p text:style-name="P19"><text:span text:style-name="Strong_20_Emphasis"><text:span text:style-name="Source_20_Text"><text:span text:style-name="T2">PerformanceModel</text:span></text:span></text:span><text:span text:style-name="T2"> : Gère les opérations CRUD pour la table </text:span><text:span text:style-name="Source_20_Text"><text:span text:style-name="T2">performances</text:span></text:span><text:span text:style-name="T2">.</text:span></text:p>
        </text:list-item>
        <text:list-item>
          <text:p text:style-name="P20"><text:span text:style-name="Strong_20_Emphasis"><text:span text:style-name="Source_20_Text"><text:span text:style-name="T2">UtilisateurModel</text:span></text:span></text:span><text:span text:style-name="T2"> : Gère les opérations CRUD pour la table </text:span><text:span text:style-name="Source_20_Text"><text:span text:style-name="T2">utilisateurs</text:span></text:span><text:span text:style-name="T2">.</text:span></text:p>
        </text:list-item>
      </text:list>
      <text:h text:style-name="P6" text:outline-level="4"><text:bookmark text:name="r-le-des-mod-les"/>Rôle des Modèles</text:h>
      <text:list text:style-name="L5">
        <text:list-item>
          <text:p text:style-name="P21"><text:span text:style-name="Strong_20_Emphasis"><text:span text:style-name="T2">Encapsulation</text:span></text:span><text:span text:style-name="T2"> : Chaque modèle encapsule la logique métier liée à une entité spécifique.</text:span></text:p>
        </text:list-item>
        <text:list-item>
          <text:p text:style-name="P22"><text:span text:style-name="Strong_20_Emphasis"><text:span text:style-name="T2">Abstraction</text:span></text:span><text:span text:style-name="T2"> : Les modèles masquent les détails de la base de données et fournissent une interface simple pour interagir avec les données.</text:span></text:p>
        </text:list-item>
        <text:list-item>
          <text:p text:style-name="P23"><text:span text:style-name="Strong_20_Emphasis"><text:span text:style-name="T2">Réutilisabilité</text:span></text:span><text:span text:style-name="T2"> : Les modèles peuvent être utilisés dans différentes parties de l'application (par exemple, dans les interfaces graphiques).</text:span></text:p>
        </text:list-item>
      </text:list>
      <text:h text:style-name="P3" text:outline-level="3"><text:bookmark text:name="3-interface-graphique-"/><text:span text:style-name="T3">3. </text:span><text:span text:style-name="Strong_20_Emphasis"><text:span text:style-name="T3">Interface Graphique</text:span></text:span></text:h>
      <text:p text:style-name="P11"><text:span text:style-name="T2">L'interface graphique est divisée en plusieurs panneaux (</text:span><text:span text:style-name="Source_20_Text"><text:span text:style-name="T2">JoueurPanel</text:span></text:span><text:span text:style-name="T2">, </text:span><text:span text:style-name="Source_20_Text"><text:span text:style-name="T2">ContratPanel</text:span></text:span><text:span text:style-name="T2">, etc.), chacun étant responsable de l'affichage et de la gestion des données d'une entité spécifique.</text:span></text:p>
      <text:h text:style-name="P6" text:outline-level="4"><text:bookmark text:name="d-cisions-cl-s"/>Décisions Clés</text:h>
      <text:list text:style-name="L6">
        <text:list-item>
          <text:p text:style-name="P24"><text:span text:style-name="Strong_20_Emphasis"><text:span text:style-name="T2">Utilisation de </text:span></text:span><text:span text:style-name="Strong_20_Emphasis"><text:span text:style-name="Source_20_Text"><text:span text:style-name="T2">JPanel</text:span></text:span></text:span><text:span text:style-name="T2"> : Chaque interface CRUD est implémentée comme un </text:span><text:span text:style-name="Source_20_Text"><text:span text:style-name="T2">JPanel</text:span></text:span><text:span text:style-name="T2"> pour permettre une intégration fluide dans l'interface principale (</text:span><text:span text:style-name="Source_20_Text"><text:span text:style-name="T2">DashboardUi</text:span></text:span><text:span text:style-name="T2">).</text:span></text:p>
        </text:list-item>
        <text:list-item>
          <text:p text:style-name="P25"><text:span text:style-name="Strong_20_Emphasis"><text:span text:style-name="T2">Navigation Dynamique</text:span></text:span><text:span text:style-name="T2"> : Les boutons de la barre latérale permettent de basculer entre les différents panneaux sans ouvrir de nouvelles fenêtres.</text:span></text:p>
        </text:list-item>
        <text:list-item>
          <text:p text:style-name="P26"><text:span text:style-name="Strong_20_Emphasis"><text:span text:style-name="T2">Expérience Utilisateur</text:span></text:span><text:span text:style-name="T2"> : L'interface est conçue pour être intuitive et facile à utiliser, avec des boutons clairs et des formulaires bien organisés.</text:span></text:p>
        </text:list-item>
      </text:list>
      <text:h text:style-name="P3" text:outline-level="3"><text:bookmark text:name="4-gestion-des-donn-es-m-dicales-et-physiques-"/><text:span text:style-name="T3">4. </text:span><text:span text:style-name="Strong_20_Emphasis"><text:span text:style-name="T3">Gestion des Données Médicales et Physiques</text:span></text:span></text:h>
      <text:p text:style-name="P11"><text:span text:style-name="T2">Les données médicales et physiques sont gérées par des modèles spécifiques (</text:span><text:span text:style-name="Source_20_Text"><text:span text:style-name="T2">DonneeMedicaleModel</text:span></text:span><text:span text:style-name="T2">, </text:span><text:span text:style-name="Source_20_Text"><text:span text:style-name="T2">DonneePhysiqueModel</text:span></text:span><text:span text:style-name="T2">). Ces modèles sont conçus pour :</text:span></text:p>
      <text:list text:style-name="L7">
        <text:list-item>
          <text:p text:style-name="P27"><text:soft-page-break/><text:span text:style-name="Strong_20_Emphasis"><text:span text:style-name="T2">Séparer les préoccupations</text:span></text:span><text:span text:style-name="T2"> : Les données médicales et physiques sont gérées indépendamment des autres entités.</text:span></text:p>
        </text:list-item>
        <text:list-item>
          <text:p text:style-name="P28"><text:span text:style-name="Strong_20_Emphasis"><text:span text:style-name="T2">Faciliter les mises à jour</text:span></text:span><text:span text:style-name="T2"> : Les modifications apportées à ces données sont isolées et n'affectent pas les autres parties de l'application.</text:span></text:p>
        </text:list-item>
      </text:list>
      <text:p text:style-name="Horizontal_20_Line"/>
      <text:h text:style-name="P2" text:outline-level="2"><text:bookmark text:name="explication-des-choix-techniques"/>Explication des Choix Techniques</text:h>
      <text:h text:style-name="P3" text:outline-level="3"><text:bookmark text:name="pourquoi-basemodel-"/><text:span text:style-name="T3">Pourquoi </text:span><text:span text:style-name="Source_20_Text"><text:span text:style-name="T3">BaseModel</text:span></text:span><text:span text:style-name="T3"> ?</text:span></text:h>
      <text:list text:style-name="L8">
        <text:list-item>
          <text:p text:style-name="P29"><text:span text:style-name="Strong_20_Emphasis"><text:span text:style-name="T2">Centralisation de la Logique CRUD</text:span></text:span><text:span text:style-name="T2"> : Au lieu de dupliquer le code CRUD dans chaque modèle, </text:span><text:span text:style-name="Source_20_Text"><text:span text:style-name="T2">BaseModel</text:span></text:span><text:span text:style-name="T2"> centralise cette logique, ce qui rend le code plus facile à maintenir.</text:span></text:p>
        </text:list-item>
        <text:list-item>
          <text:p text:style-name="P30"><text:span text:style-name="Strong_20_Emphasis"><text:span text:style-name="T2">Flexibilité</text:span></text:span><text:span text:style-name="T2"> : Les classes dérivées peuvent ajouter des méthodes spécifiques tout en bénéficiant des fonctionnalités de base fournies par </text:span><text:span text:style-name="Source_20_Text"><text:span text:style-name="T2">BaseModel</text:span></text:span><text:span text:style-name="T2">.</text:span></text:p>
        </text:list-item>
      </text:list>
      <text:h text:style-name="P4" text:outline-level="3"><text:bookmark text:name="pourquoi-des-mod-les-sp-cifiques-"/>Pourquoi des Modèles Spécifiques ?</text:h>
      <text:list text:style-name="L9">
        <text:list-item>
          <text:p text:style-name="P31"><text:span text:style-name="Strong_20_Emphasis"><text:span text:style-name="T2">Clarté</text:span></text:span><text:span text:style-name="T2"> : Chaque modèle est responsable d'une seule entité, ce qui rend le code plus lisible et plus facile à déboguer.</text:span></text:p>
        </text:list-item>
        <text:list-item>
          <text:p text:style-name="P32"><text:span text:style-name="Strong_20_Emphasis"><text:span text:style-name="T2">Évolutivité</text:span></text:span><text:span text:style-name="T2"> : Ajouter une nouvelle entité (par exemple, </text:span><text:span text:style-name="Source_20_Text"><text:span text:style-name="T2">EntraineurModel</text:span></text:span><text:span text:style-name="T2">) est simple et ne nécessite pas de modifier le code existant.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2:11:02.716007435</meta:creation-date>
    <dc:date>2025-02-12T22:13:14.751131707</dc:date>
    <meta:editing-duration>PT2M13S</meta:editing-duration>
    <meta:editing-cycles>1</meta:editing-cycles>
    <meta:document-statistic meta:table-count="0" meta:image-count="0" meta:object-count="0" meta:page-count="3" meta:paragraph-count="49" meta:word-count="651" meta:character-count="4166" meta:non-whitespace-character-count="3594"/>
    <meta:generator>LibreOffice/24.2.7.2$Linux_X86_64 LibreOffice_project/420$Build-2</meta:generator>
  </office:meta>
</office:document-meta>
</file>